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e Republic by Plato, Glaucon tells the tale of a shepherd named Gyges who lived in the ancient kingdom of Lydia. Gyges discovers a gold ring that grants him the power of invisibility. Using this ability, he wins the love of the queen of Lydia, helps her to murder her husband, and becomes the new king of Lydia. Glaucon argues that morality is merely a social construct—people behave morally only to avoid penalty and appear virtuous. You’ve acquired the Ring of Gyges, and along with it, the power of invisibility. What would you do with your newfound ability? More importantly, what personal values or views influenced your thinking? Please describe in great depth and detail.</text:p>
      <text:p text:style-name="Standard"/>
      <text:p text:style-name="Standard">If I gained the Ring of Gyges and invisibility, I'd rather throw it back into fires or Mount Doom, for certainly I would became a bad man doing awful things, even if I started from good. I agree with Glaucon that morality is defined by social restrictions and laws. When you have invisibility, you are generally move out of control by any means, and have no responsibility for everything you do. Some may say that morality is bounded with a person when he is born, and that all human beings are born to be kind. This is not true, however, for even if all men are created to be good, the education he receives as he grows up will certainly change him into the direction of the need of society. Although Glaucon lived in an ancient spectrum of time, when life was tougher and people had a strong need for materialized goods, today's society is still heavily materialized. As the earth gets more and more crowded, people have to work harder, if impossible, commit some illegal treats, to earn more money in order to get a living position for themselves. Even though there are some promising relationships, like with friends, people in the same community or nation, that persuade us purity and goodness exist. But the rudimental line shaped by environment that does not permit to be broken is our own behalf. </text:p>
      <text:p text:style-name="Standard"/>
      <text:p text:style-name="Standard">If I had the Ring of Gyges, suppose I was absolutely good and at start I might try to right people's wrongs, for the purpose of making the world better. Two obstacles I would meet: one is that how can the slight power of a single person, even invisible, really change a thing? Invisibility can only affect a small number of people if you are a normal citizen like me. The second obstacle is that it does no good to me, which goes back to the conclusion that human's nature is greedy. Now that I cannot amend the world, why do I need to spend time and effort doing things that have no benefits for me? Even by saying “amend the world”, it is still for my own benefit, because I will feel cool and proud of my own doings. </text:p>
      <text:p text:style-name="Standard"/>
      <text:p text:style-name="Standard">Smeagol killed his dearest friend to gain the One Ring, and committed countless crimes after capable of fading, for he might just be a common man; Bilbo Baggins, who was thought to be a dragon-slaughtering hero, might still fall if not stopped by Gandalf; Frodo Baggins, who had come through an ordeal no one could overcome, and was thought to have strongest resistance towards the One Ring, still would take on the Ring even when he almost succeeded in destroying it, if not be forced to stop by Smeagol at the end. However, I still believe there are goodness inside every one's heart. So if I did have the Ring <text:s/>of Gyges, I would throw it away when not too lat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mstu </meta:initial-creator>
    <meta:creation-date>2013-09-01T20:59:32</meta:creation-date>
    <dc:date>2013-09-01T22:22:55</dc:date>
    <dc:creator>csimstu </dc:creator>
    <meta:editing-duration>PT1H23M6S</meta:editing-duration>
    <meta:editing-cycles>228</meta:editing-cycles>
    <meta:generator>LibreOffice/3.5$Linux_X86_64 LibreOffice_project/350m1$Build-2</meta:generator>
    <meta:document-statistic meta:table-count="0" meta:image-count="0" meta:object-count="0" meta:page-count="1" meta:paragraph-count="4" meta:word-count="609" meta:character-count="3372" meta:non-whitespace-character-count="2764"/>
  </office:meta>
</office:document-meta>
</file>